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63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09cm" fo:padding-top="0.15cm" fo:padding-bottom="0.15cm" fo:padding-left="0.275cm" fo:padding-right="0.2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916cm" fo:min-width="3.633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916cm" fo:min-width="3.658cm" fo:padding-top="0.075cm" fo:padding-bottom="0.075cm" fo:padding-left="0.075cm" fo:padding-right="0.075cm" fo:wrap-option="wrap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315cm" fo:padding-top="0.075cm" fo:padding-bottom="0.075cm" fo:padding-left="0.075cm" fo:padding-right="0.075cm" fo:wrap-option="wrap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4.988cm" fo:padding-top="0.075cm" fo:padding-bottom="0.075cm" fo:padding-left="0.075cm" fo:padding-right="0.075cm" fo:wrap-option="wrap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7.012cm" fo:padding-top="0.075cm" fo:padding-bottom="0.075cm" fo:padding-left="0.075cm" fo:padding-right="0.07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3.016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5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dee6ef" draw:fill="solid" draw:fill-color="#e3f2fd" draw:textarea-vertical-align="middle"/>
    </style:style>
    <style:style style:name="gr25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fo:min-height="0.48cm"/>
      <style:paragraph-properties style:writing-mode="lr-tb"/>
    </style:style>
    <style:style style:name="gr27" style:family="graphic" style:parent-style-name="objectwithoutfill">
      <style:graphic-properties svg:stroke-color="#800080" draw:marker-start="Arrow" draw:marker-start-width="0.15cm" draw:fill="solid" draw:textarea-vertical-align="middle"/>
    </style:style>
    <style:style style:name="gr28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29" style:family="graphic" style:parent-style-name="standard">
      <style:graphic-properties draw:stroke="dash" draw:stroke-dash="Long_20_Dash" svg:stroke-color="#000000" draw:fill="none" draw:fill-color="#fffde7" draw:textarea-vertical-align="middle" draw:auto-grow-height="false" fo:min-height="0.916cm" fo:min-width="2.3cm" fo:padding-top="0.05cm" fo:padding-bottom="0.05cm" fo:padding-left="0.05cm" fo:padding-right="0.05cm" fo:wrap-option="wrap"/>
      <style:paragraph-properties style:writing-mode="lr-tb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de7"/>
      <style:paragraph-properties fo:text-align="center" style:writing-mode="lr-tb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363cm" svg:height="1.016cm" svg:x="8.289cm" svg:y="0.304cm">
          <text:p text:style-name="P2">address of <text:span text:style-name="T1">SQU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09cm" svg:height="1.016cm" svg:x="10.652cm" svg:y="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33cm" svg:height="1.016cm" svg:x="6.384cm" svg:y="2.235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3cm" svg:height="1.016cm" svg:x="3.461cm" svg:y="2.235cm">
          <text:p text:style-name="P2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0.117cm" svg:y="2.235cm">
          <text:p text:style-name="P2">address of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53cm" svg:y="2.235cm">
          <text:p text:style-name="P2">address of</text:p>
          <text:p text:style-name="P2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413cm" svg:height="1.016cm" svg:x="14.943cm" svg:y="2.235cm">
          <text:p text:style-name="P2">address of 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758cm" svg:height="1.016cm" svg:x="8.468cm" svg:y="4.623cm">
          <text:p text:style-name="P2">address of machine code for this wor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6.053cm" svg:y="4.622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8cm" svg:height="1.016cm" svg:x="12.226cm" svg:y="4.623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112cm" svg:height="1.016cm" svg:x="3.463cm" svg:y="6.527cm">
          <text:p text:style-name="P2">common “<text:span text:style-name="T1">ENTER</text:span>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44cm" svg:height="0.58cm" svg:x="15.782cm" svg:y="1.016cm">
          <draw:text-box>
            <text:p text:style-name="P8"><text:span text:style-name="T2">a “thread”</text:span></text:p>
          </draw:text-box>
        </draw:frame>
        <draw:frame draw:style-name="gr13" draw:text-style-name="P10" draw:layer="layout" svg:width="3.116cm" svg:height="1.059cm" svg:x="-0.021cm" svg:y="0.271cm">
          <draw:text-box>
            <text:p><text:span text:style-name="T2">some Forth word</text:span></text:p>
            <text:p><text:span text:style-name="T2">that uses </text:span><text:span text:style-name="T3">SQUARE</text:span></text:p>
          </draw:text-box>
        </draw:frame>
        <draw:frame draw:style-name="gr14" draw:text-style-name="P10" draw:layer="layout" svg:width="3.015cm" svg:height="1.059cm" svg:x="-0.027cm" svg:y="2.235cm">
          <draw:text-box>
            <text:p><text:span text:style-name="T3">SQUARE</text:span><text:span text:style-name="T2">,</text:span></text:p>
            <text:p><text:span text:style-name="T2">a </text:span><text:span text:style-name="T4">colon</text:span><text:span text:style-name="T2"> definition</text:span></text:p>
          </draw:text-box>
        </draw:frame>
        <draw:frame draw:style-name="gr15" draw:text-style-name="P10" draw:layer="layout" svg:width="3.01cm" svg:height="1.059cm" svg:x="-0.002cm" svg:y="4.577cm">
          <draw:text-box>
            <text:p><text:span text:style-name="T3">DUP</text:span><text:span text:style-name="T2">,</text:span></text:p>
            <text:p><text:span text:style-name="T2">a </text:span><text:span text:style-name="T4">CODE</text:span><text:span text:style-name="T2"> definition</text:span></text:p>
          </draw:text-box>
        </draw:frame>
        <draw:frame draw:style-name="gr16" draw:text-style-name="P10" draw:layer="layout" svg:width="3.251cm" svg:height="1.059cm" svg:x="11.481cm" svg:y="6.604cm">
          <draw:text-box>
            <text:p><text:span text:style-name="T2">“</text:span><text:span text:style-name="T2">headerless” code</text:span></text:p>
            <text:p><text:span text:style-name="T2">in the Forth kernel</text:span></text:p>
          </draw:text-box>
        </draw:frame>
        <draw:line draw:style-name="gr17" draw:text-style-name="P11" draw:layer="layout" svg:x1="7.146cm" svg:y1="3.251cm" svg:x2="3.844cm" svg:y2="6.527cm">
          <text:p/>
        </draw:line>
        <draw:frame draw:style-name="gr18" draw:text-style-name="P12" draw:layer="layout" svg:width="1.228cm" svg:height="0.58cm" svg:x="4.304cm" svg:y="3.407cm">
          <draw:text-box>
            <text:p text:style-name="P8"><text:span text:style-name="T5">Header</text:span></text:p>
          </draw:text-box>
        </draw:frame>
        <draw:frame draw:style-name="gr19" draw:text-style-name="P12" draw:layer="layout" svg:width="1.702cm" svg:height="0.58cm" svg:x="7.272cm" svg:y="3.407cm">
          <draw:text-box>
            <text:p text:style-name="P8"><text:span text:style-name="T5">Code Field</text:span></text:p>
          </draw:text-box>
        </draw:frame>
        <draw:frame draw:style-name="gr20" draw:text-style-name="P12" draw:layer="layout" svg:width="2.562cm" svg:height="0.58cm" svg:x="12.403cm" svg:y="3.407cm">
          <draw:text-box>
            <text:p text:style-name="P8"><text:span text:style-name="T5">Parameter Field</text:span></text:p>
          </draw:text-box>
        </draw:frame>
        <draw:line draw:style-name="gr21" draw:text-style-name="P13" draw:layer="layout" svg:x1="4.224cm" svg:y1="3.733cm" svg:x2="3.462cm" svg:y2="3.733cm">
          <text:p/>
        </draw:line>
        <draw:line draw:style-name="gr21" draw:text-style-name="P13" draw:layer="layout" svg:x1="5.621cm" svg:y1="3.733cm" svg:x2="6.384cm" svg:y2="3.733cm">
          <text:p/>
        </draw:line>
        <draw:line draw:style-name="gr21" draw:text-style-name="P13" draw:layer="layout" svg:x1="7.196cm" svg:y1="3.733cm" svg:x2="6.384cm" svg:y2="3.733cm">
          <text:p/>
        </draw:line>
        <draw:line draw:style-name="gr21" draw:text-style-name="P13" draw:layer="layout" svg:x1="12.276cm" svg:y1="3.733cm" svg:x2="10.117cm" svg:y2="3.733cm">
          <text:p/>
        </draw:line>
        <draw:line draw:style-name="gr21" draw:text-style-name="P13" draw:layer="layout" svg:x1="9.101cm" svg:y1="3.734cm" svg:x2="10.117cm" svg:y2="3.728cm">
          <text:p/>
        </draw:line>
        <draw:line draw:style-name="gr21" draw:text-style-name="P13" draw:layer="layout" svg:x1="15.07cm" svg:y1="3.738cm" svg:x2="17.356cm" svg:y2="3.733cm">
          <text:p/>
        </draw:line>
        <draw:line draw:style-name="gr17" draw:text-style-name="P11" draw:layer="layout" svg:x1="9.559cm" svg:y1="1.32cm" svg:x2="8.289cm" svg:y2="2.235cm">
          <text:p/>
        </draw:line>
        <draw:line draw:style-name="gr22" draw:text-style-name="P11" draw:layer="layout" svg:x1="11.43cm" svg:y1="3.251cm" svg:x2="10.16cm" svg:y2="4.623cm">
          <text:p/>
        </draw:line>
        <draw:polyline draw:style-name="gr23" draw:text-style-name="P11" draw:layer="layout" svg:width="1.777cm" svg:height="0.634cm" svg:x="11.387cm" svg:y="5.638cm" svg:viewBox="0 0 1778 635" draw:points="0,0 178,236 351,410 436,477 520,531 601,573 682,603 760,623 837,633 911,635 983,628 1121,594 1248,536 1364,462 1468,377 1558,288 1635,201 1696,123 1741,59 1778,0">
          <text:p/>
        </draw:polyline>
        <draw:polygon draw:style-name="gr24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25" draw:text-style-name="P14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26" draw:text-style-name="P15" draw:layer="layout" svg:width="0.889cm" svg:height="0.73cm" svg:x="13.496cm" svg:y="0.463cm">
          <draw:text-box>
            <text:p>...</text:p>
          </draw:text-box>
        </draw:frame>
        <draw:polygon draw:style-name="gr24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25" draw:text-style-name="P14" draw:layer="layout" svg:width="2.285cm" svg:height="1.015cm" svg:x="3.717cm" svg:y="0.304cm" svg:viewBox="0 0 2286 1016" draw:points="0,0 2286,0 2286,1016 0,1016">
          <text:p/>
        </draw:polyline>
        <draw:frame draw:style-name="gr26" draw:text-style-name="P15" draw:layer="layout" svg:width="0.87cm" svg:height="0.73cm" svg:x="4.479cm" svg:y="0.463cm">
          <draw:text-box>
            <text:p>...</text:p>
          </draw:text-box>
        </draw:frame>
        <draw:path draw:style-name="gr27" draw:text-style-name="P14" draw:layer="layout" svg:width="0.379cm" svg:height="0.71cm" svg:x="17.357cm" svg:y="1.55cm" svg:viewBox="0 0 380 711" svg:d="M0 711c855 0 0-711 0-711">
          <text:p/>
        </draw:path>
        <draw:line draw:style-name="gr28" draw:text-style-name="P14" draw:layer="layout" svg:x1="15.148cm" svg:y1="0.33cm" svg:x2="15.876cm" svg:y2="1.169cm">
          <text:p/>
        </draw:line>
        <draw:custom-shape draw:style-name="gr29" draw:text-style-name="P16" draw:layer="layout" svg:width="2.4cm" svg:height="1.016cm" svg:x="1.03cm" svg:y="6.527cm">
          <text:p/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10.575cm" svg:y1="6.527cm" svg:x2="11.43cm" svg:y2="6.8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20:34:20.197134657</dc:date>
    <meta:editing-duration>PT1H25M3S</meta:editing-duration>
    <meta:editing-cycles>10</meta:editing-cycles>
    <meta:generator>LibreOffice/6.4.7.2$Linux_X86_64 LibreOffice_project/40$Build-2</meta:generator>
    <meta:document-statistic meta:object-count="40"/>
  </office:meta>
</office:document-meta>
</file>